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TT10" svg:font-family="CMTT10"/>
    <style:font-face style:name="Tahoma2" svg:font-family="Tahoma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3cm" style:rel-column-width="32747*"/>
    </style:style>
    <style:style style:name="Tabelle1.C" style:family="table-column">
      <style:table-column-properties style:column-width="4.244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5.666cm" style:rel-column-width="2184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62cm" table:align="right"/>
    </style:style>
    <style:style style:name="Tabelle3.A" style:family="table-column">
      <style:table-column-properties style:column-width="5.636cm"/>
    </style:style>
    <style:style style:name="Tabelle3.B" style:family="table-column">
      <style:table-column-properties style:column-width="5.662cm"/>
    </style:style>
    <style:style style:name="Tabelle3.C" style:family="table-column">
      <style:table-column-properties style:column-width="5.664cm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5.666cm" style:rel-column-width="2184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line-height="0.499cm" fo:text-align="start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CMTT10" style:font-size-asian="10pt" style:font-style-asian="normal" style:font-weight-asian="normal" style:font-name-complex="CMTT10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 style:master-page-name="">
      <style:paragraph-properties fo:line-height="0.499cm" fo:text-align="start" style:justify-single-word="false" style:page-number="auto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name-asian="CMTT10" style:font-size-asian="10pt" style:font-name-complex="CMTT10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bold" style:font-name-asian="CMTT10" style:font-size-asian="10pt" style:font-weight-asian="bold" style:font-name-complex="CMTT10" style:font-size-complex="10pt" style:font-weight-complex="bold"/>
    </style:style>
    <style:style style:name="T1" style:family="text">
      <style:text-properties fo:color="#000000" style:text-outline="false" style:text-line-through-style="none" fo:font-style="normal" fo:text-shadow="none" style:text-underline-style="none" fo:font-weight="normal" style:font-name-asian="CMTT10" style:font-style-asian="normal" style:font-weight-asian="normal" style:font-name-complex="CMTT10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Technikerschule Erlangen</text:p>
          </table:table-cell>
          <table:table-cell table:style-name="Tabelle1.A1" office:value-type="string">
            <text:p text:style-name="P1">Thema: <text:s text:c="2"/>CSS</text:p>
          </table:table-cell>
          <table:table-cell table:style-name="Tabelle1.C1" office:value-type="string">
            <text:p text:style-name="P1">Datum:</text:p>
          </table:table-cell>
        </table:table-row>
        <table:table-row>
          <table:table-cell table:style-name="Tabelle1.A2" office:value-type="string">
            <text:p text:style-name="P1">Internet Technologie</text:p>
          </table:table-cell>
          <table:table-cell table:style-name="Tabelle1.A2" office:value-type="string">
            <text:p text:style-name="P1"/>
          </table:table-cell>
          <table:table-cell table:style-name="Tabelle1.C2" office:value-type="string">
            <text:p text:style-name="P1"/>
          </table:table-cell>
        </table:table-row>
      </table:table>
      <text:p text:style-name="P1"/>
      <text:p text:style-name="P2"><text:tab/>Folgende Dateien stehen Ihnen zur Verfügung:</text:p>
      <text:p text:style-name="P2"/>
      <text:p text:style-name="P5"><text:tab/><text:tab/>index.html </text:p>
      <text:p text:style-name="P3"><text:tab/><text:tab/>wegweiser.html</text:p>
      <text:p text:style-name="P3"><text:tab/><text:tab/>ausfluege.html</text:p>
      <text:p text:style-name="P3"><text:tab/><text:tab/>hotel.jpg</text:p>
      <text:p text:style-name="P3"><text:tab/><text:tab/>strand.jpg</text:p>
      <text:p text:style-name="P3"><text:tab/><text:tab/>hotelstyles.css</text:p>
      <text:p text:style-name="P3"/>
      <text:p text:style-name="P3"/>
      <text:p text:style-name="P2"/>
      <text:p text:style-name="P2"><text:tab/>1. <text:span text:style-name="T1">Ein externes Stylesheet soll erstellt werden und verknüpft.</text:span></text:p>
      <text:p text:style-name="P4"/>
      <text:p text:style-name="P4"><text:tab/>Für die Hotel Webseite sollen folgende Formatierungen vorgenommen werden:</text:p>
      <text:p text:style-name="P4"/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7">Selektor</text:p>
          </table:table-cell>
          <table:table-cell table:style-name="Tabelle2.A1" office:value-type="string">
            <text:p text:style-name="P7">Eigenschaft</text:p>
          </table:table-cell>
          <table:table-cell table:style-name="Tabelle2.C1" office:value-type="string">
            <text:p text:style-name="P7">Wert</text:p>
          </table:table-cell>
        </table:table-row>
        <table:table-row>
          <table:table-cell table:style-name="Tabelle2.A2" office:value-type="string">
            <text:p text:style-name="P6">body </text:p>
          </table:table-cell>
          <table:table-cell table:style-name="Tabelle2.A2" office:value-type="string">
            <text:p text:style-name="P6">font-family </text:p>
          </table:table-cell>
          <table:table-cell table:style-name="Tabelle2.C2" office:value-type="string">
            <text:p text:style-name="P6">Arial</text:p>
          </table:table-cell>
        </table:table-row>
        <table:table-row>
          <table:table-cell table:style-name="Tabelle2.A2" office:value-type="string">
            <text:p text:style-name="P6">p</text:p>
          </table:table-cell>
          <table:table-cell table:style-name="Tabelle2.A2" office:value-type="string">
            <text:p text:style-name="P6">color</text:p>
            <text:p text:style-name="P6">font-size</text:p>
          </table:table-cell>
          <table:table-cell table:style-name="Tabelle2.C2" office:value-type="string">
            <text:p text:style-name="P6">#003366</text:p>
            <text:p text:style-name="P6">16px</text:p>
          </table:table-cell>
        </table:table-row>
        <table:table-row>
          <table:table-cell table:style-name="Tabelle2.A2" office:value-type="string">
            <text:p text:style-name="P6">h1, h2</text:p>
          </table:table-cell>
          <table:table-cell table:style-name="Tabelle2.A2" office:value-type="string">
            <text:p text:style-name="P6">color</text:p>
          </table:table-cell>
          <table:table-cell table:style-name="Tabelle2.C2" office:value-type="string">
            <text:p text:style-name="P6">#339966</text:p>
          </table:table-cell>
        </table:table-row>
        <table:table-row>
          <table:table-cell table:style-name="Tabelle2.A2" office:value-type="string">
            <text:p text:style-name="P6">h1</text:p>
          </table:table-cell>
          <table:table-cell table:style-name="Tabelle2.A2" office:value-type="string">
            <text:p text:style-name="P6">font-size</text:p>
            <text:p text:style-name="P6">border-bottom</text:p>
          </table:table-cell>
          <table:table-cell table:style-name="Tabelle2.C2" office:value-type="string">
            <text:p text:style-name="P6">24px</text:p>
            <text:p text:style-name="P6">1px solid #339966</text:p>
          </table:table-cell>
        </table:table-row>
        <table:table-row>
          <table:table-cell table:style-name="Tabelle2.A2" office:value-type="string">
            <text:p text:style-name="P6">h2</text:p>
          </table:table-cell>
          <table:table-cell table:style-name="Tabelle2.A2" office:value-type="string">
            <text:p text:style-name="P6">font-size</text:p>
          </table:table-cell>
          <table:table-cell table:style-name="Tabelle2.C2" office:value-type="string">
            <text:p text:style-name="P6">20px</text:p>
          </table:table-cell>
        </table:table-row>
      </table:table>
      <text:p text:style-name="P4"/>
      <text:p text:style-name="P4"><text:tab/>Speichern Sie die Formatierung unter nordseetraum.css ab</text:p>
      <text:p text:style-name="P4"/>
      <text:p text:style-name="P4"><text:tab/>Verknüpfen Sie alle HTML Dateien mit der CSS Datei.</text:p>
      <text:p text:style-name="P4"/>
      <text:p text:style-name="P4"><text:tab/>2. Ergänzen Sie die CSS Datei um einen Eintrag:</text:p>
      <text:p text:style-name="P4"/>
      <text:p text:style-name="P4"><text:tab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7">Selektor</text:p>
          </table:table-cell>
          <table:table-cell table:style-name="Tabelle3.A1" office:value-type="string">
            <text:p text:style-name="P7">Eigenschaft</text:p>
          </table:table-cell>
          <table:table-cell table:style-name="Tabelle3.C1" office:value-type="string">
            <text:p text:style-name="P7">Wert</text:p>
          </table:table-cell>
        </table:table-row>
        <table:table-row>
          <table:table-cell table:style-name="Tabelle3.A2" office:value-type="string">
            <text:p text:style-name="P6">h1, h2</text:p>
          </table:table-cell>
          <table:table-cell table:style-name="Tabelle3.A2" office:value-type="string">
            <text:p text:style-name="P6">font-size</text:p>
          </table:table-cell>
          <table:table-cell table:style-name="Tabelle3.C2" office:value-type="string">
            <text:p text:style-name="P6">30px</text:p>
          </table:table-cell>
        </table:table-row>
      </table:table>
      <text:p text:style-name="P4"/>
      <text:p text:style-name="P4"/>
      <text:p text:style-name="P4"><text:tab/>Verändern Sie jetzt die Reihenfolge der Einstellungen und stellen die Selektoren an den Schluss der Datei.</text:p>
      <text:p text:style-name="P4"/>
      <text:p text:style-name="P4"/>
      <text:p text:style-name="P4"><text:tab/>3. Durch den Einsatz von Bezeichnern können Sie spezielle Tags formatieren.</text:p>
      <text:p text:style-name="P4"/>
      <text:p text:style-name="P4"><text:tab/></text:p>
      <table:table table:name="Tabelle4" table:style-name="Tabelle4">
        <table:table-column table:style-name="Tabelle4.A" table:number-columns-repeated="3"/>
        <table:table-row>
          <table:table-cell table:style-name="Tabelle4.A1" office:value-type="string">
            <text:p text:style-name="P7">Selektor</text:p>
          </table:table-cell>
          <table:table-cell table:style-name="Tabelle4.A1" office:value-type="string">
            <text:p text:style-name="P7">Eigenschaft</text:p>
          </table:table-cell>
          <table:table-cell table:style-name="Tabelle4.C1" office:value-type="string">
            <text:p text:style-name="P7">Wert</text:p>
          </table:table-cell>
        </table:table-row>
        <table:table-row>
          <table:table-cell table:style-name="Tabelle4.A2" office:value-type="string">
            <text:p text:style-name="P6">Letzte p </text:p>
          </table:table-cell>
          <table:table-cell table:style-name="Tabelle4.A2" office:value-type="string">
            <text:p text:style-name="P6">color</text:p>
          </table:table-cell>
          <table:table-cell table:style-name="Tabelle4.C2" office:value-type="string">
            <text:p text:style-name="P6">#990033</text:p>
          </table:table-cell>
        </table:table-row>
      </table:table>
      <text:p text:style-name="P4"/>
      <text:p text:style-name="P4"><text:tab/>Auch hier können Sie durch Veränderung der Reihenfolge die Spezialisierung und sich daraus ergebenden </text:p>
      <text:p text:style-name="P4"><text:tab/>Prioritäten <text:s/>der Selektoren testen. <text:s/>Stellen Sie diese Einstellung vor die der Pargraphen. </text:p>
      <text:p text:style-name="P4"/>
      <text:p text:style-name="P4"><text:tab/>4. Verwenden Sie die Grössenangaben (relativ) z.B. 80% für die Pargraphen um die Grösse immer relativ zur <text:s/><text:tab/>Grösse der Überschrift h1 zu setzen.</text:p>
      <text:p text:style-name="P4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TT10" svg:font-family="CMTT10"/>
    <style:font-face style:name="Tahoma2" svg:font-family="Tahoma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cm" fo:margin-bottom="0.4cm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cm" fo:margin-bottom="0.3cm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cm" fo:margin-bottom="0.199cm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cm" fo:margin-bottom="0.101cm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WW-Titel1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80" style:text-outline="false" style:text-line-through-style="none" style:font-name="Microsoft YaHei" fo:font-size="44pt" fo:font-style="normal" fo:text-shadow="none" style:text-underline-style="none" fo:font-weight="bold" style:font-name-asian="Microsoft YaHei" style:font-size-asian="44pt" style:font-style-asian="normal" style:font-weight-asian="bold" style:font-name-complex="Microsoft YaHei" style:font-size-complex="44pt" style:font-style-complex="normal" style:font-weight-complex="bold" style:text-emphasize="none" style:text-overline-style="none" style:text-overline-color="font-color"/>
    </style:style>
    <style:style style:name="WW-Titel12" style:family="paragraph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80" style:text-outline="false" style:text-line-through-style="none" style:font-name="Microsoft YaHei" fo:font-size="44pt" fo:font-style="normal" fo:text-shadow="none" style:text-underline-style="none" fo:font-weight="bold" style:font-name-asian="Microsoft YaHei" style:font-size-asian="44pt" style:font-style-asian="normal" style:font-weight-asian="bold" style:font-name-complex="Microsoft YaHei" style:font-size-complex="44pt" style:font-style-complex="normal" style:font-weight-complex="bold" style:text-emphasize="none" style:text-overline-style="none" style:text-overline-color="font-color"/>
    </style:style>
    <style:style style:name="WW-Titel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el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Objekt_20_ohne_20_Füllung_20_und_20_ohne_20_Linie" style:display-name="Objekt ohne Füllung und ohne Linie" style:family="paragraph" style:parent-style-name="Standard"/>
    <style:style style:name="WW-Titel12345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S Gothic" fo:font-size="31pt" fo:font-style="normal" fo:text-shadow="none" style:text-underline-style="none" fo:font-weight="bold" style:font-name-asian="MS Gothic" style:font-size-asian="31pt" style:font-style-asian="normal" style:font-weight-asian="bold" style:font-name-complex="MS Gothic" style:font-size-complex="31pt" style:font-style-complex="normal" style:font-weight-complex="bold" style:text-emphasize="none" style:text-overline-style="none" style:text-overline-color="font-color"/>
    </style:style>
    <style:style style:name="Titel1_7e_LT_7e_Gliederung_20_1" style:display-name="Titel1~LT~Gliederung 1" style:family="paragraph">
      <style:paragraph-properties fo:margin-left="0.953cm" fo:margin-right="0cm" fo:margin-top="0.203cm" fo:margin-bottom="0cm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S Gothic" fo:font-size="23pt" fo:font-style="normal" fo:text-shadow="none" style:text-underline-style="none" fo:font-weight="bold" style:letter-kerning="true" style:font-name-asian="MS Gothic" style:font-size-asian="23pt" style:font-style-asian="normal" style:font-weight-asian="bold" style:font-name-complex="MS Gothic" style:font-size-complex="23pt" style:font-style-complex="normal" style:font-weight-complex="bold" style:text-emphasize="none" style:text-overline-style="none" style:text-overline-color="font-color"/>
    </style:style>
    <style:style style:name="Titel1_7e_LT_7e_Gliederung_20_2" style:display-name="Titel1~LT~Gliederung 2" style:family="paragraph" style:parent-style-name="Standard_7e_LT_7e_Gliederung_20_1">
      <style:paragraph-properties fo:margin-left="2.064cm" fo:margin-right="0cm" fo:margin-top="0.176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0pt" fo:font-weight="normal" style:font-size-asian="20pt" style:font-weight-asian="normal" style:font-size-complex="20pt" style:font-weight-complex="normal"/>
    </style:style>
    <style:style style:name="Titel1_7e_LT_7e_Gliederung_20_3" style:display-name="Titel1~LT~Gliederung 3" style:family="paragraph" style:parent-style-name="Standard_7e_LT_7e_Gliederung_20_2">
      <style:paragraph-properties fo:margin-left="3.175cm" fo:margin-right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</style:style>
    <style:style style:name="Titel1_7e_LT_7e_Gliederung_20_4" style:display-name="Titel1~LT~Gliederung 4" style:family="paragraph" style:parent-style-name="Standard_7e_LT_7e_Gliederung_20_3">
      <style:paragraph-properties fo:margin-left="4.445cm" fo:margin-right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</style:style>
    <style:style style:name="Titel1_7e_LT_7e_Gliederung_20_5" style:display-name="Titel1~LT~Gliederung 5" style:family="paragraph" style:parent-style-name="Standard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itel1_7e_LT_7e_Gliederung_20_6" style:display-name="Titel1~LT~Gliederung 6" style:family="paragraph" style:parent-style-name="Standard_7e_LT_7e_Gliederung_20_5"/>
    <style:style style:name="Titel1_7e_LT_7e_Gliederung_20_7" style:display-name="Titel1~LT~Gliederung 7" style:family="paragraph" style:parent-style-name="Standard_7e_LT_7e_Gliederung_20_6"/>
    <style:style style:name="Titel1_7e_LT_7e_Gliederung_20_8" style:display-name="Titel1~LT~Gliederung 8" style:family="paragraph" style:parent-style-name="Standard_7e_LT_7e_Gliederung_20_7"/>
    <style:style style:name="Titel1_7e_LT_7e_Gliederung_20_9" style:display-name="Titel1~LT~Gliederung 9" style:family="paragraph" style:parent-style-name="Standard_7e_LT_7e_Gliederung_20_8"/>
    <style:style style:name="Titel1_7e_LT_7e_Titel" style:display-name="Titel1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S Gothic" fo:font-size="31pt" fo:font-style="normal" fo:text-shadow="none" style:text-underline-style="none" fo:font-weight="bold" style:letter-kerning="true" style:font-name-asian="MS Gothic" style:font-size-asian="31pt" style:font-style-asian="normal" style:font-weight-asian="bold" style:font-name-complex="MS Gothic" style:font-size-complex="31pt" style:font-style-complex="normal" style:font-weight-complex="bold" style:text-emphasize="none" style:text-overline-style="none" style:text-overline-color="font-color"/>
    </style:style>
    <style:style style:name="Titel1_7e_LT_7e_Untertitel" style:display-name="Titel1~LT~Untertitel" style:family="paragraph">
      <style:paragraph-properties fo:margin-left="0.953cm" fo:margin-right="0cm" fo:margin-top="0cm" fo:margin-bottom="0cm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S Gothic" fo:font-size="23pt" fo:font-style="normal" fo:text-shadow="none" style:text-underline-style="none" fo:font-weight="bold" style:letter-kerning="true" style:font-name-asian="MS Gothic" style:font-size-asian="23pt" style:font-style-asian="normal" style:font-weight-asian="bold" style:font-name-complex="MS Gothic" style:font-size-complex="23pt" style:font-style-complex="normal" style:font-weight-complex="bold" style:text-emphasize="none" style:text-overline-style="none" style:text-overline-color="font-color"/>
    </style:style>
    <style:style style:name="Titel1_7e_LT_7e_Notizen" style:display-name="Titel1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el1_7e_LT_7e_Hintergrundobjekte" style:display-name="Titel1~LT~Hintergrundobjekte" style:family="paragraph">
      <style:paragraph-properties style:text-autospace="none"/>
      <style:text-properties style:letter-kerning="true"/>
    </style:style>
    <style:style style:name="Titel1_7e_LT_7e_Hintergrund" style:display-name="Titel1~LT~Hintergrund" style:family="paragraph">
      <style:paragraph-properties fo:text-align="center" style:justify-single-word="false" style:text-autospace="none"/>
    </style:style>
    <style:style style:name="Titel2_7e_LT_7e_Gliederung_20_1" style:display-name="Titel2~LT~Gliederung 1" style:family="paragraph">
      <style:paragraph-properties fo:margin-left="0.953cm" fo:margin-right="0cm" fo:margin-top="0.282cm" fo:margin-bottom="0cm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Titel2_7e_LT_7e_Gliederung_20_2" style:display-name="Titel2~LT~Gliederung 2" style:family="paragraph" style:parent-style-name="Standard_7e_LT_7e_Gliederung_20_1">
      <style:paragraph-properties fo:margin-left="2.064cm" fo:margin-right="0cm" fo:margin-top="0.245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style:font-name="Tahoma" fo:font-size="28pt" fo:font-weight="normal" style:font-name-asian="Tahoma" style:font-size-asian="28pt" style:font-weight-asian="normal" style:font-name-complex="Tahoma" style:font-size-complex="28pt" style:font-weight-complex="normal"/>
    </style:style>
    <style:style style:name="Titel2_7e_LT_7e_Gliederung_20_3" style:display-name="Titel2~LT~Gliederung 3" style:family="paragraph" style:parent-style-name="Standard_7e_LT_7e_Gliederung_20_2">
      <style:paragraph-properties fo:margin-left="3.175cm" fo:margin-right="0cm" fo:margin-top="0.212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style:font-name="Tahoma" fo:font-size="24pt" style:font-name-asian="Tahoma" style:font-size-asian="24pt" style:font-name-complex="Tahoma" style:font-size-complex="24pt"/>
    </style:style>
    <style:style style:name="Titel2_7e_LT_7e_Gliederung_20_4" style:display-name="Titel2~LT~Gliederung 4" style:family="paragraph" style:parent-style-name="Standard_7e_LT_7e_Gliederung_20_3">
      <style:paragraph-properties fo:margin-left="4.445cm" fo:margin-right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style:font-name="Tahoma" style:font-name-asian="Tahoma" style:font-name-complex="Tahoma"/>
    </style:style>
    <style:style style:name="Titel2_7e_LT_7e_Gliederung_20_5" style:display-name="Titel2~LT~Gliederung 5" style:family="paragraph" style:parent-style-name="Standard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style:font-name="Tahoma" style:font-name-asian="Tahoma" style:font-name-complex="Tahoma"/>
    </style:style>
    <style:style style:name="Titel2_7e_LT_7e_Gliederung_20_6" style:display-name="Titel2~LT~Gliederung 6" style:family="paragraph" style:parent-style-name="Standard_7e_LT_7e_Gliederung_20_5">
      <style:text-properties style:font-name="Tahoma" style:font-name-asian="Tahoma" style:font-name-complex="Tahoma"/>
    </style:style>
    <style:style style:name="Titel2_7e_LT_7e_Gliederung_20_7" style:display-name="Titel2~LT~Gliederung 7" style:family="paragraph" style:parent-style-name="Standard_7e_LT_7e_Gliederung_20_6">
      <style:text-properties style:font-name="Tahoma" style:font-name-asian="Tahoma" style:font-name-complex="Tahoma"/>
    </style:style>
    <style:style style:name="Titel2_7e_LT_7e_Gliederung_20_8" style:display-name="Titel2~LT~Gliederung 8" style:family="paragraph" style:parent-style-name="Standard_7e_LT_7e_Gliederung_20_7">
      <style:text-properties style:font-name="Tahoma" style:font-name-asian="Tahoma" style:font-name-complex="Tahoma"/>
    </style:style>
    <style:style style:name="Titel2_7e_LT_7e_Gliederung_20_9" style:display-name="Titel2~LT~Gliederung 9" style:family="paragraph" style:parent-style-name="Standard_7e_LT_7e_Gliederung_20_8">
      <style:text-properties style:font-name="Tahoma" style:font-name-asian="Tahoma" style:font-name-complex="Tahoma"/>
    </style:style>
    <style:style style:name="Titel2_7e_LT_7e_Titel" style:display-name="Titel2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Titel2_7e_LT_7e_Untertitel" style:display-name="Titel2~LT~Untertitel" style:family="paragraph">
      <style:paragraph-properties fo:margin-left="0.953cm" fo:margin-right="0cm" fo:margin-top="0.282cm" fo:margin-bottom="0cm" style:line-height-at-least="0.353cm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 style:text-overline-style="none" style:text-overline-color="font-color"/>
    </style:style>
    <style:style style:name="Titel2_7e_LT_7e_Notizen" style:display-name="Titel2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el2_7e_LT_7e_Hintergrundobjekte" style:display-name="Titel2~LT~Hintergrundobjekte" style:family="paragraph">
      <style:paragraph-properties style:text-autospace="none"/>
      <style:text-properties style:letter-kerning="true"/>
    </style:style>
    <style:style style:name="Titel2_7e_LT_7e_Hintergrund" style:display-name="Titel2~LT~Hintergrund" style:family="paragraph">
      <style:paragraph-properties fo:text-align="center" style:justify-single-word="false"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0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Standard_7e_LT_7e_Gliederung_20_1">
      <style:paragraph-properties fo:margin-left="1.97cm" fo:margin-right="0cm" fo:margin-top="0cm" fo:margin-bottom="0.328cm" fo:text-indent="-0.656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Standard_7e_LT_7e_Gliederung_20_2">
      <style:paragraph-properties fo:margin-left="2.958cm" fo:margin-right="0cm" fo:margin-top="0cm" fo:margin-bottom="0.245cm" fo:text-indent="-0.492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Standard_7e_LT_7e_Gliederung_20_3">
      <style:paragraph-properties fo:margin-left="3.942cm" fo:margin-right="0cm" fo:margin-top="0cm" fo:margin-bottom="0.164cm" fo:text-indent="-0.492cm" style:auto-text-indent="false">
        <style:tab-stops/>
      </style:paragraph-properties>
    </style:style>
    <style:style style:name="lyt-paper_7e_LT_7e_Gliederung_20_5" style:display-name="lyt-paper~LT~Gliederung 5" style:family="paragraph" style:parent-style-name="Standard_7e_LT_7e_Gliederung_20_4">
      <style:paragraph-properties fo:margin-left="4.928cm" fo:margin-right="0cm" fo:margin-top="0cm" fo:margin-bottom="0.081cm" fo:text-indent="-0.492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Standard_7e_LT_7e_Gliederung_20_5">
      <style:paragraph-properties fo:margin-left="5.914cm" fo:margin-right="0cm" fo:margin-top="0cm" fo:margin-bottom="0.081cm" fo:text-indent="-0.492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Standard_7e_LT_7e_Gliederung_20_6">
      <style:paragraph-properties fo:margin-left="6.9cm" fo:margin-right="0cm" fo:margin-top="0cm" fo:margin-bottom="0.081cm" fo:text-indent="-0.492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Standard_7e_LT_7e_Gliederung_20_7">
      <style:paragraph-properties fo:margin-left="7.886cm" fo:margin-right="0cm" fo:margin-top="0cm" fo:margin-bottom="0.081cm" fo:text-indent="-0.492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Standard_7e_LT_7e_Gliederung_20_8">
      <style:paragraph-properties fo:margin-left="8.872cm" fo:margin-right="0cm" fo:margin-top="0cm" fo:margin-bottom="0.081cm" fo:text-indent="-0.492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2-07-11T11:37:17.17</meta:creation-date>
    <dc:date>2017-09-26T20:45:36.79</dc:date>
    <dc:creator>Yvonne Fitzgerald</dc:creator>
    <meta:editing-duration>PT19H51M43S</meta:editing-duration>
    <meta:editing-cycles>81</meta:editing-cycles>
    <meta:generator>OpenOffice/4.1.1$Win32 OpenOffice.org_project/411m6$Build-9775</meta:generator>
    <meta:printed-by>Yvonne Fitzgerald</meta:printed-by>
    <meta:print-date>2014-09-26T08:40:08.89</meta:print-date>
    <meta:document-statistic meta:table-count="4" meta:image-count="0" meta:object-count="0" meta:page-count="1" meta:paragraph-count="58" meta:word-count="177" meta:character-count="1247"/>
  </office:meta>
</office:document-meta>
</file>